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5b30" officeooo:paragraph-rsid="000d5b30"/>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officeooo:rsid="000eaefb" officeooo:paragraph-rsid="000eaefb"/>
    </style:style>
    <style:style style:name="P4" style:family="paragraph" style:parent-style-name="Standard">
      <style:text-properties officeooo:rsid="00104814" officeooo:paragraph-rsid="00104814"/>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officeooo:rsid="00119cc2" officeooo:paragraph-rsid="00119cc2" style:font-style-asian="normal" style:font-style-complex="normal"/>
    </style:style>
    <style:style style:name="P8" style:family="paragraph" style:parent-style-name="Standard">
      <style:text-properties fo:font-style="normal" officeooo:rsid="00119cc2" officeooo:paragraph-rsid="001558fc" style:font-style-asian="normal" style:font-style-complex="normal"/>
    </style:style>
    <style:style style:name="P9" style:family="paragraph" style:parent-style-name="Standard">
      <style:text-properties fo:font-style="normal" officeooo:rsid="0017b7f5" officeooo:paragraph-rsid="0017b7f5" style:font-style-asian="normal" style:font-style-complex="normal"/>
    </style:style>
    <style:style style:name="P10" style:family="paragraph" style:parent-style-name="Standard">
      <style:text-properties fo:font-style="normal" officeooo:paragraph-rsid="0017b7f5" style:font-style-asian="normal" style:font-style-complex="normal"/>
    </style:style>
    <style:style style:name="P11" style:family="paragraph" style:parent-style-name="Standard">
      <style:text-properties fo:font-style="normal" officeooo:rsid="001bfad0" officeooo:paragraph-rsid="001bfad0" style:font-style-asian="normal" style:font-style-complex="normal"/>
    </style:style>
    <style:style style:name="P12" style:family="paragraph" style:parent-style-name="Standard">
      <style:text-properties officeooo:rsid="001558fc" officeooo:paragraph-rsid="001558fc"/>
    </style:style>
    <style:style style:name="T1" style:family="text">
      <style:text-properties officeooo:rsid="000eaefb"/>
    </style:style>
    <style:style style:name="T2" style:family="text">
      <style:text-properties officeooo:rsid="00104814"/>
    </style:style>
    <style:style style:name="T3" style:family="text">
      <style:text-properties officeooo:rsid="00115d08"/>
    </style:style>
    <style:style style:name="T4" style:family="text">
      <style:text-properties officeooo:rsid="001558fc"/>
    </style:style>
    <style:style style:name="T5" style:family="text">
      <style:text-properties fo:font-style="italic" officeooo:rsid="001558f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6f0cf"/>
    </style:style>
    <style:style style:name="T8" style:family="text">
      <style:text-properties officeooo:rsid="001b067e"/>
    </style:style>
    <style:style style:name="T9" style:family="text">
      <style:text-properties officeooo:rsid="001cdc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1) is it going to be a multi-user system? If yes, how users will be managed in terms of concurrent access and persistent storage. If not, explain the overall logistics</text:p>
      <text:p text:style-name="P2"/>
      <text:p text:style-name="P1">It will be multi-user system.</text:p>
      <text:p text:style-name="P1">Each user will have a directory in the server. Inside this user’s directory will be one directory per user’s project. <text:span text:style-name="T1">In every project directory should be a JSON file describing all the steps the user has followed to process his data and more directories with the files generated by Dials commands. </text:span></text:p>
      <text:p text:style-name="P1">The file system or the directory with all the projects of all the users should be backed up frequently by a daemon or a cron job.</text:p>
      <text:p text:style-name="Standard"/>
      <text:p text:style-name="Standard"/>
      <text:p text:style-name="P2">2) what will be the back-end of this? All-on-same-machine, remote servers/clusters etc?</text:p>
      <text:p text:style-name="P7"/>
      <text:p text:style-name="P8"><text:span text:style-name="T4">Only developers with try </text:span><text:span text:style-name="T5">All-on-same-machine,</text:span><text:span text:style-name="T4"> regular users will connect to a <text:s/></text:span><text:span text:style-name="T5">remote servers/clusters</text:span></text:p>
      <text:p text:style-name="Standard"/>
      <text:p text:style-name="Standard"/>
      <text:p text:style-name="P2">3) what will be the deployment scenario?</text:p>
      <text:p text:style-name="P2"/>
      <text:p text:style-name="P12">Mi expertize in this area is close to zero. I <text:span text:style-name="T7">would</text:span> <text:span text:style-name="T7">encourage</text:span> others with more experience <text:span text:style-name="T7">to</text:span> guide me on this.</text:p>
      <text:p text:style-name="P12"/>
      <text:p text:style-name="Standard"/>
      <text:p text:style-name="P2">4) what will assure high responsiveness on user side at high system load (many users working simultaneously)? The general architecture schematic would help.</text:p>
      <text:p text:style-name="P6"/>
      <text:p text:style-name="P9">One high level program will handle users logging in and will launch several instances of another program. This another program will handle how the user launches several processes. The amount of processes that the user will be allouded to launch should be limited from the <text:span text:style-name="T8">high</text:span> level program <text:span text:style-name="T8">by a parameter at launch</text:span>.</text:p>
      <text:p text:style-name="P9"/>
      <text:p text:style-name="P10"/>
      <text:p text:style-name="P2">5) how will it scale with the number of users, total and working simultaneously?</text:p>
      <text:p text:style-name="P11"/>
      <text:p text:style-name="P11">The high level program from previous questions knows (and keeps history of) how many users exist and how many users are working simultaneously. <text:span text:style-name="T9">The history and live information should help to calculate future demand of servers</text:span></text:p>
      <text:p text:style-name="Standard"/>
      <text:p text:style-name="Standard"/>
      <text:p text:style-name="P2">6) how image viewers will work remotely? all images transferred on client or something different?</text:p>
      <text:p text:style-name="P2"/>
      <text:p text:style-name="P3">The images will be transferred on demand depending on how the user navigates th<text:span text:style-name="T2">r</text:span>u the dataset, <text:span text:style-name="T2">meaning: in the client’s computer will be only those images the user already asked to see. </text:span><text:s text:c="2"/></text:p>
      <text:p text:style-name="Standard"/>
      <text:p text:style-name="P2">7) what is the timescale for this project?</text:p>
      <text:p text:style-name="P2"/>
      <text:p text:style-name="P4">By the end of 2020 should be ready a first rustic prototype capable to let the user:</text:p>
      <text:p text:style-name="P4">- process data</text:p>
      <text:p text:style-name="P4">- navigate in the flow graph</text:p>
      <text:p text:style-name="P4">- edit all steps at will</text:p>
      <text:p text:style-name="P4">- show html report for each step</text:p>
      <text:p text:style-name="P4"><text:soft-page-break/></text:p>
      <text:p text:style-name="P4">By the end of 2021 <text:span text:style-name="T3">should be finished the app and now should include:</text:span></text:p>
      <text:p text:style-name="P4">- <text:span text:style-name="T3">image viewer</text:span></text:p>
      <text:p text:style-name="P4">- <text:span text:style-name="T3">reciprocal lattice viewer</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11:26:00.362221372</meta:creation-date>
    <dc:date>2020-06-15T13:45:26.193059427</dc:date>
    <meta:editing-duration>P2DT19H59M25S</meta:editing-duration>
    <meta:editing-cycles>7</meta:editing-cycles>
    <meta:generator>LibreOffice/6.1.5.2$Linux_X86_64 LibreOffice_project/10$Build-2</meta:generator>
    <meta:document-statistic meta:table-count="0" meta:image-count="0" meta:object-count="0" meta:page-count="2" meta:paragraph-count="23" meta:word-count="406" meta:character-count="2360" meta:non-whitespace-character-count="1972"/>
  </office:meta>
</office:document-meta>
</file>